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7cm" svg:height="0.9cm" svg:x="4.1cm" svg:y="1.9cm">
          <text:p text:style-name="P1">Spiel 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9cm" svg:height="1.1cm" svg:x="10.3cm" svg:y="4.5cm">
          <text:p text:style-name="P1">Ladebildschir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3" draw:id="id3" draw:layer="layout" svg:width="9.8cm" svg:height="0.9cm" svg:x="2cm" svg:y="7.3cm">
          <text:p text:style-name="P1">GPS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9.8cm" svg:height="0.9cm" svg:x="2cm" svg:y="10.9cm">
          <text:p text:style-name="P1">Cache bzw Server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9.8cm" svg:height="0.9cm" svg:x="2cm" svg:y="9.2cm">
          <text:p text:style-name="P1">Sprites vorlad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9cm" svg:height="1.1cm" svg:x="10.3cm" svg:y="13.6cm">
          <text:p text:style-name="P1">Spiel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6" draw:id="id6" draw:layer="layout" svg:width="9.8cm" svg:height="0.9cm" svg:x="2.001cm" svg:y="12.6cm">
          <text:p text:style-name="P1">Karte generier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5cm" svg:y1="2.8cm" svg:x2="10.3cm" svg:y2="5.05cm" draw:start-shape="id1" draw:start-glue-point="6" draw:end-shape="id2" draw:end-glue-point="5" svg:d="M6950 2800v2250h3350" svg:viewBox="0 0 3351 2251">
          <text:p/>
        </draw:connector>
        <draw:connector draw:style-name="gr2" draw:text-style-name="P1" draw:layer="layout" svg:x1="6.95cm" svg:y1="2.8cm" svg:x2="6.9cm" svg:y2="7.3cm" draw:start-shape="id1" draw:start-glue-point="6" draw:end-shape="id3" svg:d="M6950 2800v2251h-50v2249" svg:viewBox="0 0 51 4501">
          <text:p/>
        </draw:connector>
        <draw:connector draw:style-name="gr2" draw:text-style-name="P1" draw:layer="layout" svg:x1="6.9cm" svg:y1="8.2cm" svg:x2="6.9cm" svg:y2="9.2cm" draw:start-shape="id3" draw:start-glue-point="6" draw:end-shape="id4" draw:end-glue-point="4" svg:d="M6900 8200v1000" svg:viewBox="0 0 1 1001">
          <text:p/>
        </draw:connector>
        <draw:connector draw:style-name="gr2" draw:text-style-name="P1" draw:layer="layout" svg:x1="6.9cm" svg:y1="10.1cm" svg:x2="6.9cm" svg:y2="10.9cm" draw:start-shape="id4" draw:start-glue-point="6" draw:end-shape="id5" draw:end-glue-point="4" svg:d="M6900 10100v800" svg:viewBox="0 0 1 801">
          <text:p/>
        </draw:connector>
        <draw:connector draw:style-name="gr2" draw:text-style-name="P1" draw:layer="layout" svg:x1="6.9cm" svg:y1="11.8cm" svg:x2="6.901cm" svg:y2="12.6cm" draw:start-shape="id5" draw:start-glue-point="6" draw:end-shape="id6" draw:end-glue-point="4" svg:d="M6900 11800v401h1v399" svg:viewBox="0 0 2 801">
          <text:p/>
        </draw:connector>
        <draw:connector draw:style-name="gr2" draw:text-style-name="P1" xml:id="id13" draw:id="id13" draw:layer="layout" svg:x1="6.901cm" svg:y1="13.5cm" svg:x2="10.3cm" svg:y2="14.15cm" draw:start-shape="id6" draw:start-glue-point="6" draw:end-shape="id7" draw:end-glue-point="5" svg:d="M6901 13500v650h3399" svg:viewBox="0 0 3400 651">
          <text:p/>
        </draw:connector>
        <draw:custom-shape draw:style-name="gr1" draw:text-style-name="P1" xml:id="id8" draw:id="id8" draw:layer="layout" svg:width="10.433cm" svg:height="1.4cm" svg:x="1.7cm" svg:y="23.1cm">
          <text:p text:style-name="P1">Warte Rund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xml:id="id9" draw:id="id9" draw:layer="layout" svg:width="9.8cm" svg:height="0.9cm" svg:x="2cm" svg:y="25.6cm">
          <text:p text:style-name="P1">Actions vom Server lad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17cm" svg:y1="24.5cm" svg:x2="6.9cm" svg:y2="25.6cm" draw:start-shape="id8" draw:start-glue-point="6" draw:end-shape="id9" draw:end-glue-point="4" svg:d="M6917 24500v551h-17v549" svg:viewBox="0 0 18 1101">
          <text:p/>
        </draw:connector>
        <draw:custom-shape draw:style-name="gr1" draw:text-style-name="P1" xml:id="id11" draw:id="id11" draw:layer="layout" svg:width="6.8cm" svg:height="1.1cm" svg:x="12.6cm" svg:y="28.9cm">
          <text:p text:style-name="P1">Action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0" draw:id="id10" draw:layer="layout" svg:width="3.6cm" svg:height="3.6cm" svg:x="5.1cm" svg:y="27.7cm">
          <text:p text:style-name="P1">Für jede</text:p>
          <text:p text:style-name="P1">Ak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9cm" svg:y1="26.5cm" svg:x2="6.9cm" svg:y2="27.7cm" draw:start-shape="id9" draw:start-glue-point="6" draw:end-shape="id10" draw:end-glue-point="4" svg:d="M6900 26500v1200" svg:viewBox="0 0 1 1201">
          <text:p/>
        </draw:connector>
        <draw:connector draw:style-name="gr3" draw:text-style-name="P1" xml:id="id12" draw:id="id12" draw:layer="layout" svg:x1="8.7cm" svg:y1="29.5cm" svg:x2="12.6cm" svg:y2="29.45cm" draw:end-shape="id11" draw:end-glue-point="5" svg:d="M8700 29500h1700v-50h2200" svg:viewBox="0 0 3901 51">
          <text:p text:style-name="P1">vorhanden</text:p>
          <text:p text:style-name="P1"/>
        </draw:connector>
        <draw:connector draw:style-name="gr2" draw:text-style-name="P1" draw:layer="layout" draw:line-skew="-0.64cm" svg:x1="10.4cm" svg:y1="29.475cm" svg:x2="6.9cm" svg:y2="27.1cm" draw:start-shape="id12" draw:start-glue-point="0" svg:d="M10400 29475v-2375h-3500" svg:viewBox="0 0 3501 2376">
          <text:p/>
        </draw:connector>
        <draw:connector draw:style-name="gr2" draw:text-style-name="P1" draw:layer="layout" draw:line-skew="0cm -3.899cm" svg:x1="6.9cm" svg:y1="31.3cm" svg:x2="6.901cm" svg:y2="14.15cm" draw:start-shape="id10" draw:start-glue-point="6" draw:end-shape="id13" draw:end-glue-point="0" svg:d="M6900 31300v502h-6200v-17652h6201" svg:viewBox="0 0 6202 17653">
          <text:p/>
        </draw:connector>
        <draw:custom-shape draw:style-name="gr1" draw:text-style-name="P1" xml:id="id14" draw:id="id14" draw:layer="layout" svg:width="9.8cm" svg:height="0.9cm" svg:x="2cm" svg:y="17.4cm">
          <text:p text:style-name="P1">GPS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9.8cm" svg:height="0.9cm" svg:x="2.001cm" svg:y="19.4cm">
          <text:p text:style-name="P1">Cache bzw Server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9.8cm" svg:height="0.9cm" svg:x="2.002cm" svg:y="21.1cm">
          <text:p text:style-name="P1">Karte generier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cm" svg:y1="18.3cm" svg:x2="6.901cm" svg:y2="19.4cm" draw:start-shape="id14" draw:start-glue-point="6" draw:end-shape="id15" draw:end-glue-point="4" svg:d="M6900 18300v551h1v549" svg:viewBox="0 0 2 1101">
          <text:p/>
        </draw:connector>
        <draw:connector draw:style-name="gr2" draw:text-style-name="P1" draw:layer="layout" svg:x1="6.901cm" svg:y1="20.3cm" svg:x2="6.902cm" svg:y2="21.1cm" draw:start-shape="id15" draw:start-glue-point="6" draw:end-shape="id16" draw:end-glue-point="4" svg:d="M6901 20300v401h1v399" svg:viewBox="0 0 2 801">
          <text:p/>
        </draw:connector>
        <draw:connector draw:style-name="gr2" draw:text-style-name="P1" xml:id="id17" draw:id="id17" draw:layer="layout" svg:x1="6.902cm" svg:y1="22cm" svg:x2="6.917cm" svg:y2="23.1cm" draw:start-shape="id16" draw:start-glue-point="6" draw:end-shape="id8" draw:end-glue-point="4" svg:d="M6902 22000v551h15v549" svg:viewBox="0 0 16 1101">
          <text:p/>
        </draw:connector>
        <draw:connector draw:style-name="gr2" draw:text-style-name="P1" draw:layer="layout" svg:x1="6.909cm" svg:y1="22.551cm" svg:x2="0.643cm" svg:y2="22.565cm" draw:start-shape="id17" draw:start-glue-point="0" svg:d="M6909 22551h-3454v14h-2812" svg:viewBox="0 0 6267 15">
          <text:p/>
        </draw:connector>
        <draw:custom-shape draw:style-name="gr1" draw:text-style-name="P1" xml:id="id18" draw:id="id18" draw:layer="layout" svg:width="7.3cm" svg:height="1.3cm" svg:x="3.2cm" svg:y="15.2cm">
          <text:p text:style-name="P1">Spieleraktio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1" draw:layer="layout" svg:x1="6.901cm" svg:y1="14.15cm" svg:x2="6.85cm" svg:y2="15.2cm" draw:start-shape="id13" draw:start-glue-point="0" draw:end-shape="id18" draw:end-glue-point="4" svg:d="M6901 14150h-51v1050" svg:viewBox="0 0 52 1051">
          <text:p/>
        </draw:connector>
        <draw:connector draw:style-name="gr2" draw:text-style-name="P1" draw:layer="layout" svg:x1="6.85cm" svg:y1="16.5cm" svg:x2="6.9cm" svg:y2="17.4cm" draw:start-shape="id18" draw:start-glue-point="6" draw:end-shape="id14" draw:end-glue-point="4" svg:d="M6850 16500v451h50v449" svg:viewBox="0 0 51 901">
          <text:p/>
        </draw:connector>
      </draw:page>
      <draw:page draw:name="page2" draw:style-name="dp1" draw:master-page-name="Standard">
        <draw:custom-shape draw:style-name="gr4" draw:text-style-name="P2" xml:id="id19" draw:id="id19" draw:layer="Layout" svg:width="5.7cm" svg:height="0.9cm" svg:x="4.1cm" svg:y="1.9cm">
          <text:p text:style-name="P2">Spielwiedereintri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1" draw:id="id21" draw:layer="Layout" svg:width="9cm" svg:height="1.1cm" svg:x="10.4cm" svg:y="6.798cm">
          <text:p text:style-name="P2">Spiel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6.95cm" svg:y1="2.8cm" svg:x2="7.001cm" svg:y2="6.698cm" draw:start-shape="id19" draw:start-glue-point="6" draw:end-shape="id20" draw:end-glue-point="2" svg:d="M6950 2800v1950h51v1948" svg:viewBox="0 0 52 3899">
          <text:p/>
        </draw:connector>
        <draw:connector draw:style-name="gr2" draw:text-style-name="P1" draw:layer="layout" svg:x1="7.001cm" svg:y1="6.698cm" svg:x2="10.4cm" svg:y2="7.348cm" draw:start-shape="id20" draw:start-glue-point="2" draw:end-shape="id21" draw:end-glue-point="5" svg:d="M7001 6698h1774v650h1625" svg:viewBox="0 0 3400 651">
          <text:p/>
        </draw:connector>
        <draw:custom-shape draw:style-name="gr4" draw:text-style-name="P2" xml:id="id22" draw:id="id22" draw:layer="Layout" svg:width="10.433cm" svg:height="1.4cm" svg:x="1.8cm" svg:y="16.298cm">
          <text:p text:style-name="P2">Warte Rund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" draw:text-style-name="P2" xml:id="id23" draw:id="id23" draw:layer="Layout" svg:width="9.8cm" svg:height="0.9cm" svg:x="2.1cm" svg:y="18.798cm">
          <text:p text:style-name="P2">Actions vom Server lad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017cm" svg:y1="17.698cm" svg:x2="7cm" svg:y2="18.798cm" draw:start-shape="id22" draw:start-glue-point="6" draw:end-shape="id23" draw:end-glue-point="4" svg:d="M7017 17698v551h-17v549" svg:viewBox="0 0 18 1101">
          <text:p/>
        </draw:connector>
        <draw:custom-shape draw:style-name="gr4" draw:text-style-name="P2" xml:id="id25" draw:id="id25" draw:layer="Layout" svg:width="6.8cm" svg:height="1.1cm" svg:x="12.7cm" svg:y="22.098cm">
          <text:p text:style-name="P2">Action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" draw:text-style-name="P2" xml:id="id24" draw:id="id24" draw:layer="Layout" svg:width="3.6cm" svg:height="3.6cm" svg:x="5.2cm" svg:y="20.898cm">
          <text:p text:style-name="P2">Für jede</text:p>
          <text:p text:style-name="P2">Ak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cm" svg:y1="19.698cm" svg:x2="7cm" svg:y2="20.898cm" draw:start-shape="id23" draw:start-glue-point="6" draw:end-shape="id24" draw:end-glue-point="4" svg:d="M7000 19698v1200" svg:viewBox="0 0 1 1201">
          <text:p/>
        </draw:connector>
        <draw:connector draw:style-name="gr3" draw:text-style-name="P1" xml:id="id26" draw:id="id26" draw:layer="layout" svg:x1="8.8cm" svg:y1="22.698cm" svg:x2="12.7cm" svg:y2="22.648cm" draw:end-shape="id25" draw:end-glue-point="5" svg:d="M8800 22698h1700v-50h2200" svg:viewBox="0 0 3901 51">
          <text:p text:style-name="P1">vorhanden</text:p>
          <text:p text:style-name="P1"/>
        </draw:connector>
        <draw:connector draw:style-name="gr2" draw:text-style-name="P1" draw:layer="layout" draw:line-skew="-0.64cm" svg:x1="10.5cm" svg:y1="22.673cm" svg:x2="7cm" svg:y2="20.298cm" draw:start-shape="id26" draw:start-glue-point="0" svg:d="M10500 22673v-2375h-3500" svg:viewBox="0 0 3501 2376">
          <text:p/>
        </draw:connector>
        <draw:connector draw:style-name="gr2" draw:text-style-name="P1" draw:layer="layout" draw:line-skew="0cm -8.602cm" svg:x1="7cm" svg:y1="24.498cm" svg:x2="7.001cm" svg:y2="6.698cm" draw:start-shape="id24" draw:start-glue-point="6" draw:end-shape="id20" draw:end-glue-point="2" svg:d="M7000 24498v502h-6300v-18302h6301" svg:viewBox="0 0 6302 18303">
          <text:p/>
        </draw:connector>
        <draw:custom-shape draw:style-name="gr4" draw:text-style-name="P2" xml:id="id27" draw:id="id27" draw:layer="Layout" svg:width="9.8cm" svg:height="0.9cm" svg:x="2.101cm" svg:y="8.998cm">
          <text:p text:style-name="P2">GPS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8" draw:id="id28" draw:layer="Layout" svg:width="9.8cm" svg:height="0.9cm" svg:x="2.101cm" svg:y="12.598cm">
          <text:p text:style-name="P2">Cache bzw Server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9" draw:id="id29" draw:layer="Layout" svg:width="9.8cm" svg:height="0.9cm" svg:x="2.102cm" svg:y="14.298cm">
          <text:p text:style-name="P2">Karte generier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001cm" svg:y1="9.898cm" svg:x2="7.001cm" svg:y2="12.598cm" draw:start-shape="id27" draw:start-glue-point="6" draw:end-shape="id28" draw:end-glue-point="4" svg:d="M7001 9898v2700" svg:viewBox="0 0 1 2701">
          <text:p/>
        </draw:connector>
        <draw:connector draw:style-name="gr2" draw:text-style-name="P1" draw:layer="layout" svg:x1="7.001cm" svg:y1="13.498cm" svg:x2="7.002cm" svg:y2="14.298cm" draw:start-shape="id28" draw:start-glue-point="6" draw:end-shape="id29" draw:end-glue-point="4" svg:d="M7001 13498v401h1v399" svg:viewBox="0 0 2 801">
          <text:p/>
        </draw:connector>
        <draw:connector draw:style-name="gr2" draw:text-style-name="P1" xml:id="id30" draw:id="id30" draw:layer="layout" svg:x1="7.002cm" svg:y1="15.198cm" svg:x2="7.017cm" svg:y2="16.298cm" draw:start-shape="id29" draw:start-glue-point="6" draw:end-shape="id22" draw:end-glue-point="4" svg:d="M7002 15198v551h15v549" svg:viewBox="0 0 16 1101">
          <text:p/>
        </draw:connector>
        <draw:connector draw:style-name="gr2" draw:text-style-name="P1" draw:layer="layout" svg:x1="7.009cm" svg:y1="15.749cm" svg:x2="0.743cm" svg:y2="15.763cm" draw:start-shape="id30" draw:start-glue-point="0" svg:d="M7009 15749h-3454v14h-2812" svg:viewBox="0 0 6267 15">
          <text:p/>
        </draw:connector>
        <draw:connector draw:style-name="gr2" draw:text-style-name="P1" xml:id="id20" draw:id="id20" draw:layer="layout" svg:x1="7.001cm" svg:y1="6.698cm" svg:x2="7.001cm" svg:y2="8.998cm" draw:end-shape="id27" draw:end-glue-point="4" svg:d="M7001 6698v2300" svg:viewBox="0 0 1 2301">
          <text:p/>
        </draw:connector>
      </draw:page>
      <draw:page draw:name="page3" draw:style-name="dp1" draw:master-page-name="Standard">
        <draw:custom-shape draw:style-name="gr4" draw:text-style-name="P2" xml:id="id31" draw:id="id31" draw:layer="Layout" svg:width="5.7cm" svg:height="0.9cm" svg:x="7.2cm" svg:y="1.599cm">
          <text:p text:style-name="P2">Spielerak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05cm" svg:y1="2.499cm" svg:x2="10cm" svg:y2="4.599cm" draw:start-shape="id31" draw:start-glue-point="6" draw:end-shape="id32" draw:end-glue-point="4" svg:d="M10050 2499v1051h-50v1049" svg:viewBox="0 0 51 2101">
          <text:p/>
        </draw:connector>
        <draw:custom-shape draw:style-name="gr1" draw:text-style-name="P1" xml:id="id32" draw:id="id32" draw:layer="layout" svg:width="4.6cm" svg:height="4.6cm" svg:x="7.7cm" svg:y="4.599cm">
          <text:p text:style-name="P1">Ta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4.6cm" svg:height="4.6cm" svg:x="15.2cm" svg:y="4.6cm">
          <text:p text:style-name="P1">Sli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2.3cm" svg:y1="6.899cm" svg:x2="15.2cm" svg:y2="6.9cm" draw:start-shape="id32" draw:start-glue-point="7" draw:end-shape="id33" svg:d="M12300 6899h1451v1h1449" svg:viewBox="0 0 2901 2">
          <text:p text:style-name="P1">Short</text:p>
          <text:p text:style-name="P1"/>
        </draw:connector>
        <draw:connector draw:style-name="gr3" draw:text-style-name="P1" draw:layer="layout" svg:x1="7.7cm" svg:y1="6.899cm" svg:x2="4cm" svg:y2="10.8cm" draw:start-shape="id32" draw:start-glue-point="5" draw:end-shape="id34" draw:end-glue-point="4" svg:d="M7700 6899h-3700v3901" svg:viewBox="0 0 3701 3902">
          <text:p text:style-name="P1">Long</text:p>
          <text:p text:style-name="P1"/>
        </draw:connector>
        <draw:connector draw:style-name="gr3" draw:text-style-name="P1" draw:layer="layout" svg:x1="19.8cm" svg:y1="6.9cm" svg:x2="21.7cm" svg:y2="6.85cm" draw:start-shape="id33" draw:start-glue-point="7" draw:end-shape="id35" draw:end-glue-point="5" svg:d="M19800 6900h951v-50h949" svg:viewBox="0 0 1901 51">
          <text:p text:style-name="P1"/>
          <text:p text:style-name="P1">Ja</text:p>
        </draw:connector>
        <draw:custom-shape draw:style-name="gr1" draw:text-style-name="P2" xml:id="id35" draw:id="id35" draw:layer="layout" svg:width="5.7cm" svg:height="0.9cm" svg:x="21.7cm" svg:y="6.4cm">
          <text:p text:style-name="P2">Move Wor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4" draw:id="id34" draw:layer="layout" svg:width="4.6cm" svg:height="4.6cm" svg:x="1.7cm" svg:y="10.8cm">
          <text:p text:style-name="P1">Feld</text:p>
          <text:p text:style-name="P1">leer und</text:p>
          <text:p text:style-name="P1">In eigenem</text:p>
          <text:p text:style-name="P1">Gebie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6" draw:id="id36" draw:layer="layout" svg:width="4.6cm" svg:height="4.6cm" svg:x="8.3cm" svg:y="10.8cm">
          <text:p text:style-name="P1">Eigene</text:p>
          <text:p text:style-name="P1">Einhei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7" draw:id="id37" draw:layer="layout" svg:width="4.6cm" svg:height="4.6cm" svg:x="15.4cm" svg:y="10.8cm">
          <text:p text:style-name="P1">Eigenes</text:p>
          <text:p text:style-name="P1">Gebäu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3cm" svg:y1="13.1cm" svg:x2="8.3cm" svg:y2="13.1cm" draw:start-shape="id34" draw:start-glue-point="7" draw:end-shape="id36" draw:end-glue-point="5" svg:d="M6300 13100h2000" svg:viewBox="0 0 2001 1">
          <text:p/>
        </draw:connector>
        <draw:connector draw:style-name="gr2" draw:text-style-name="P1" draw:layer="layout" svg:x1="12.9cm" svg:y1="13.1cm" svg:x2="15.4cm" svg:y2="13.1cm" draw:start-shape="id36" draw:start-glue-point="7" draw:end-shape="id37" draw:end-glue-point="5" svg:d="M12900 13100h2500" svg:viewBox="0 0 2501 1">
          <text:p/>
        </draw:connector>
        <draw:connector draw:style-name="gr2" draw:text-style-name="P1" draw:layer="layout" svg:x1="4cm" svg:y1="15.4cm" svg:x2="4.05cm" svg:y2="17.3cm" draw:start-shape="id34" draw:start-glue-point="6" draw:end-shape="id38" draw:end-glue-point="4" svg:d="M4000 15400v951h50v949" svg:viewBox="0 0 51 1901">
          <text:p/>
        </draw:connector>
        <draw:custom-shape draw:style-name="gr1" draw:text-style-name="P2" xml:id="id38" draw:id="id38" draw:layer="layout" svg:width="5.7cm" svg:height="0.9cm" svg:x="1.2cm" svg:y="17.3cm">
          <text:p text:style-name="P2">Bau-menü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9" draw:id="id39" draw:layer="layout" svg:width="5.7cm" svg:height="0.9cm" svg:x="14.9cm" svg:y="16.9cm">
          <text:p text:style-name="P2">Einheiten-menü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7cm" svg:y1="15.4cm" svg:x2="17.75cm" svg:y2="16.9cm" draw:start-shape="id37" draw:start-glue-point="6" draw:end-shape="id39" draw:end-glue-point="4" svg:d="M17700 15400v751h50v749" svg:viewBox="0 0 51 1501">
          <text:p/>
        </draw:connector>
        <draw:custom-shape draw:style-name="gr1" draw:text-style-name="P1" xml:id="id42" draw:id="id42" draw:layer="layout" svg:width="4.6cm" svg:height="4.6cm" svg:x="8.3cm" svg:y="20.4cm">
          <text:p text:style-name="P1">Sli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0" draw:id="id40" draw:layer="layout" svg:width="7.2cm" svg:height="1.4cm" svg:x="13.1cm" svg:y="18.3cm">
          <text:p text:style-name="P2">Zugweiteanzeigen</text:p>
          <text:p text:style-name="P2">Einheit highlight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xml:id="id41" draw:id="id41" draw:layer="layout" svg:x1="10.6cm" svg:y1="15.4cm" svg:x2="13.1cm" svg:y2="19cm" draw:start-shape="id36" draw:start-glue-point="6" draw:end-shape="id40" draw:end-glue-point="5" svg:d="M10600 15400v3600h2500" svg:viewBox="0 0 2501 3601">
          <text:p/>
        </draw:connector>
        <draw:connector draw:style-name="gr2" draw:text-style-name="P1" draw:layer="layout" svg:x1="10.6cm" svg:y1="19cm" svg:x2="10.6cm" svg:y2="20.4cm" draw:start-shape="id41" draw:start-glue-point="0" draw:end-shape="id42" draw:end-glue-point="4" svg:d="M10600 19000v1400" svg:viewBox="0 0 1 1401">
          <text:p/>
        </draw:connector>
        <draw:custom-shape draw:style-name="gr1" draw:text-style-name="P2" xml:id="id43" draw:id="id43" draw:layer="layout" svg:width="6.8cm" svg:height="1.1cm" svg:x="13.7cm" svg:y="24.8cm">
          <text:p text:style-name="P2">Zug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xml:id="id44" draw:id="id44" draw:layer="layout" svg:x1="10.6cm" svg:y1="25cm" svg:x2="13.7cm" svg:y2="25.35cm" draw:start-shape="id42" draw:start-glue-point="6" draw:end-shape="id43" draw:end-glue-point="5" svg:d="M10600 25000v350h3100" svg:viewBox="0 0 3101 351">
          <text:p text:style-name="P1">Ja <text:s text:c="7"/></text:p>
          <text:p text:style-name="P1"/>
        </draw:connector>
        <draw:custom-shape draw:style-name="gr1" draw:text-style-name="P1" xml:id="id45" draw:id="id45" draw:layer="layout" svg:width="4.6cm" svg:height="4.6cm" svg:x="8.3cm" svg:y="26.2cm">
          <text:p text:style-name="P1">Tap-U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6cm" svg:y1="25.35cm" svg:x2="10.6cm" svg:y2="26.2cm" draw:start-shape="id44" draw:start-glue-point="0" draw:end-shape="id45" draw:end-glue-point="4" svg:d="M10600 25350v850" svg:viewBox="0 0 1 851">
          <text:p/>
        </draw:connector>
        <draw:custom-shape draw:style-name="gr1" draw:text-style-name="P2" xml:id="id46" draw:id="id46" draw:layer="layout" svg:width="5.7cm" svg:height="0.9cm" svg:x="7.7cm" svg:y="32cm">
          <text:p text:style-name="P2">Aktion send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6cm" svg:y1="30.8cm" svg:x2="10.55cm" svg:y2="32cm" draw:start-shape="id45" draw:start-glue-point="6" draw:end-shape="id46" draw:end-glue-point="4" svg:d="M10600 30800v601h-50v599" svg:viewBox="0 0 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0:34:35.574168786</meta:creation-date>
    <dc:date>2015-04-15T11:55:34.342706353</dc:date>
    <meta:editing-duration>PT36M45S</meta:editing-duration>
    <meta:editing-cycles>26</meta:editing-cycles>
    <meta:generator>LibreOffice/4.2.7.2$Linux_X86_64 LibreOffice_project/420m0$Build-2</meta:generator>
    <meta:document-statistic meta:object-count="80"/>
  </office:meta>
</office:document-meta>
</file>